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1.03cm"/>
    </style:style>
    <style:style style:name="Table1.B" style:family="table-column">
      <style:table-column-properties style:column-width="0.836cm"/>
    </style:style>
    <style:style style:name="Table1.C" style:family="table-column">
      <style:table-column-properties style:column-width="1.505cm"/>
    </style:style>
    <style:style style:name="Table1.D" style:family="table-column">
      <style:table-column-properties style:column-width="0.501cm"/>
    </style:style>
    <style:style style:name="Table1.E" style:family="table-column">
      <style:table-column-properties style:column-width="10.333cm"/>
    </style:style>
    <style:style style:name="Table1.F" style:family="table-column">
      <style:table-column-properties style:column-width="1.6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936cm" fo:margin-left="7.641cm" fo:margin-right="-0.083cm" table:align="margins"/>
    </style:style>
    <style:style style:name="Table7.A" style:family="table-column">
      <style:table-column-properties style:column-width="7.936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002cm solid #000000">
        <style:background-image/>
      </style:table-cell-properties>
    </style:style>
    <style:style style:name="Table2" style:family="table">
      <style:table-properties style:width="15.494cm" fo:margin-top="0cm" fo:margin-bottom="0cm" table:align="margins"/>
    </style:style>
    <style:style style:name="Table2.A" style:family="table-column">
      <style:table-column-properties style:column-width="7.747cm" style:rel-column-width="32767*"/>
    </style:style>
    <style:style style:name="Table2.B" style:family="table-column">
      <style:table-column-properties style:column-width="7.747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0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24</text:p>
          </table:table-cell>
        </table:table-row>
        <table:table-row>
          <table:table-cell table:style-name="Table1.A1" table:number-columns-spanned="6" office:value-type="string">
            <text:p text:style-name="P5"/>
            <text:p text:style-name="P7">BERITA ACARA PENDAPAT</text:p>
            <text:p text:style-name="P7">(HASIL PENELITIAN BERKAS PERKARA)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<text:s text:c="8"/><text:span text:style-name="T1">Pada hari ini, {nama_hari}, {isi1}, saya/kami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>[!-- BEGIN Jaksa --]{noUrut}</text:p>
          </table:table-cell>
          <table:table-cell table:style-name="Table1.A1" table:number-columns-spanned="2" office:value-type="string">
            <text:p text:style-name="P14">Nama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2" office:value-type="string">
            <text:p text:style-name="P14">{namaJaksa}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4">Pangkat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2" office:value-type="string">
            <text:p text:style-name="P14">{pangkatJaksa}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4">NIP</text:p>
          </table:table-cell>
          <table:covered-table-cell/>
          <table:table-cell table:style-name="Table1.A1" office:value-type="string">
            <text:p text:style-name="P14">:</text:p>
          </table:table-cell>
          <table:table-cell table:style-name="Table1.A1" table:number-columns-spanned="2" office:value-type="string">
            <text:p text:style-name="P14">{nipJaksa}</text:p>
          </table:table-cell>
          <table:covered-table-cell/>
        </table:table-row>
        <table:table-row>
          <table:table-cell table:style-name="Table1.A1" office:value-type="string">
            <text:p text:style-name="P12">[!-- END Jaksa --]</text:p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>Berdasarkan Surat Perintah Kepala {nama_satker} Nomor: {isi2} tanggal {isi3} telah melakukan penelitian terhadap berkas perkara atas nama {isi4} Register Nomor: {isi5}, disangka melanggar pasal {isi6}, dengan hasil sebagai berikut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I.</text:p>
          </table:table-cell>
          <table:table-cell table:style-name="Table1.A1" office:value-type="string">
            <text:p text:style-name="P2">a.</text:p>
          </table:table-cell>
          <table:table-cell table:style-name="Table1.A1" table:number-columns-spanned="4" office:value-type="string">
            <text:p text:style-name="P2">Keterangan Saksi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{isi7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.</text:p>
          </table:table-cell>
          <table:table-cell table:style-name="Table1.A1" table:number-columns-spanned="4" office:value-type="string">
            <text:p text:style-name="P2">Keterangan Ahli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{isi8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.</text:p>
          </table:table-cell>
          <table:table-cell table:style-name="Table1.A1" table:number-columns-spanned="4" office:value-type="string">
            <text:p text:style-name="P2">Alat Bukti Surat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{isi9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.</text:p>
          </table:table-cell>
          <table:table-cell table:style-name="Table1.A1" table:number-columns-spanned="4" office:value-type="string">
            <text:p text:style-name="P2">Petunjuk/Benda Sitaa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{isi10}</text:p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/>
          </table:table-cell>
          <table:table-cell table:style-name="Table1.A1" office:value-type="string">
            <text:p text:style-name="P2">e.</text:p>
          </table:table-cell>
          <table:table-cell table:style-name="Table1.A1" table:number-columns-spanned="4" office:value-type="string">
            <text:p text:style-name="P2">Keterangan Tersangka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2">{isi11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II.</text:p>
          </table:table-cell>
          <table:table-cell table:style-name="Table1.A1" table:number-columns-spanned="5" office:value-type="string">
            <text:p text:style-name="P2">Fakta Huku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{isi12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III.</text:p>
          </table:table-cell>
          <table:table-cell table:style-name="Table1.A1" table:number-columns-spanned="5" office:value-type="string">
            <text:p text:style-name="P2">Pembahasan Yurid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{isi13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IV.</text:p>
          </table:table-cell>
          <table:table-cell table:style-name="Table1.A1" table:number-columns-spanned="5" office:value-type="string">
            <text:p text:style-name="P2">Kesimpul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{isi14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V.</text:p>
          </table:table-cell>
          <table:table-cell table:style-name="Table1.A1" table:number-columns-spanned="5" office:value-type="string">
            <text:p text:style-name="P2">Pendapa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{isi15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4">Bahwa berdasarkan apa yang diuraikan pada butir I s/d IV tersebut di atas, kami berpendapat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>{isi16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4">Demikian Berita Acara Pendapat ini dibuat dengan sebenarnya atas kekuatan sumpah jabatan, untuk memperkuatnya kami membubuhkan tanda tangan di bawah ini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Jaksa Penuntut Umum</text:p>
                </table:table-cell>
              </table:table-row>
              <table:table-row>
                <table:table-cell table:style-name="Table7.A1" office:value-type="string">
                  <text:p text:style-name="P6"><text:soft-page-break/></text:p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7.A3" office:value-type="string">
                  <text:p text:style-name="P3">{nama_ttd}</text:p>
                </table:table-cell>
              </table:table-row>
              <table:table-row>
                <table:table-cell table:style-name="Table7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5">Saran Ass/ Kasi Pidum/ Pidsus</text:p>
                </table:table-cell>
                <table:table-cell table:style-name="Table2.B1" office:value-type="string">
                  <text:p text:style-name="P15">Petunjuk Kajati/ Kajari</text:p>
                </table:table-cell>
              </table:table-row>
              <table:table-row>
                <table:table-cell table:style-name="Table2.A2" office:value-type="string">
                  <text:p text:style-name="P13"/>
                  <text:p text:style-name="P13"/>
                  <text:p text:style-name="P13"/>
                  <text:p text:style-name="P13"/>
                  <text:p text:style-name="P13"/>
                </table:table-cell>
                <table:table-cell table:style-name="Table2.B2" office:value-type="string">
                  <text:p text:style-name="P13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7T09:34:59.33</dc:date>
    <meta:editing-cycles>27</meta:editing-cycles>
    <meta:editing-duration>PT17H35M16S</meta:editing-duration>
    <meta:document-statistic meta:table-count="3" meta:image-count="0" meta:object-count="0" meta:page-count="2" meta:paragraph-count="53" meta:word-count="151" meta:character-count="1035"/>
    <meta:template xlink:type="simple" xlink:actuate="onRequest" xlink:title="" xlink:href="../pidsus14report.odt/Normal.dotm"/>
  </office:meta>
</office:document-meta>
</file>